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name">
          <text:span text:style-name="rststyle-builtin">cd</text:span>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operator">=</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name">
          <text:span text:style-name="rststyle-builtin">echo</text:span>
        </text:span>
        <text:span text:style-name="rststyle-literal">
          <text:span text:style-name="rststyle-string">
            <text:span text:style-name="rststyle-double">"APT::Sandbox::User root;"</text:span>
          </text:span>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list text:style-name="rststyle-enumlist-arabic">
          <text:list-item>
            <text:p text:style-name="rststyle-enumitem">Iso dosyamızın bağını sökelim.</text:p>
          </text:list-item>
        </text:list>
        <ns0:p ns0:style-name="rststyle-codeblock">☭ umount -f /mnt</ns0:p>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name">
          <text:span text:style-name="rststyle-builtin">echo</text:span>
        </text:span>
        <text:span text:style-name="rststyle-literal">
          <text:span text:style-name="rststyle-string">
            <text:span text:style-name="rststyle-single">'deb https://deb.debian.org/debian sid main contrib non-free'</text:span>
          </text:span>
        </text:span>
        <text:list text:style-name="rststyle-enumlist-arabic">
          <text:list-item>
            <text:p text:style-name="rststyle-enumitem">Kernel kuralım.</text:p>
          </text:list-item>
        </text:list>
        <ns0:p ns0:style-name="rststyle-codeblock">☭ apt-get install linux-headers-amd64 linux-image-amd64</ns0:p>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operator">(</text:span>
        <text:span text:style-name="rststyle-operator">)</text:span>
        <text:list text:style-name="rststyle-enumlist-arabic">
          <text:list-item>
            <text:p text:style-name="rststyle-enumitem">Grub kuralım.</text:p>
          </text:list-item>
        </text:list>
        <ns0:p ns0:style-name="rststyle-codeblock">☭ apt-get install grub-pc-bin grub-efi-ia32-bin grub-efi</ns0:p>
        <text:list text:style-name="rststyle-enumlist-arabic">
          <text:list-item>
            <text:p text:style-name="rststyle-enumitem">Live açılış için gereken paketleri kuralım.</text:p>
          </text:list-item>
        </text:list>
        <ns0:p ns0:style-name="rststyle-codeblock">☭ apt-get install live-config live-boot</ns0:p>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literal">
          <text:span text:style-name="rststyle-string">
            <text:span text:style-name="rststyle-double">"0"</text:span>
          </text:span>
        </text:span>
        <text:span text:style-name="rststyle-punctuation">;</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name">
          <text:span text:style-name="rststyle-variable">ID</text:span>
        </text:span>
        <text:span text:style-name="rststyle-operator">=</text:span>
        <text:span text:style-name="rststyle-name">
          <text:span text:style-name="rststyle-variable">ID_LIKE</text:span>
        </text:span>
        <text:span text:style-name="rststyle-operator">=</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name">
          <text:span text:style-name="rststyle-variable">VERSION_CODENAME</text:span>
        </text:span>
        <text:span text:style-name="rststyle-operator">=</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name">
          <text:span text:style-name="rststyle-variable">DISTRIB_CODENAME</text:span>
        </text:span>
        <text:span text:style-name="rststyle-operator">=</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comment">
          <text:span text:style-name="rststyle-single"># dosya adını uygun şekilde yazınız.
</text:span>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comment">
          <text:span text:style-name="rststyle-single"># boşta kalan paketleri temizler
</text:span>
        </text:span>
        <text:span text:style-name="rststyle-comment">
          <text:span text:style-name="rststyle-single"># apt önbelleğini temizler
</text:span>
        </text:span>
        <text:span text:style-name="rststyle-comment">
          <text:span text:style-name="rststyle-single"># iso yaparken oluşturduğunuz historyleri temizler
</text:span>
        </text:span>
        <text:span text:style-name="rststyle-comment">
          <text:span text:style-name="rststyle-single"># index dosyalarını temizler
</text:span>
        </text:span>
        <text:span text:style-name="rststyle-punctuation">|</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comment">
          <text:span text:style-name="rststyle-single"># dosyalarımızın adını öğrenmek için
</text:span>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name">
          <text:span text:style-name="rststyle-builtin">echo</text:span>
        </text:span>
        <text:span text:style-name="rststyle-literal">
          <text:span text:style-name="rststyle-string">
            <text:span text:style-name="rststyle-single">'insmod all_video'</text:span>
          </text:span>
        </text:span>
        <text:span text:style-name="rststyle-name">
          <text:span text:style-name="rststyle-builtin">echo</text:span>
        </text:span>
        <text:span text:style-name="rststyle-literal">
          <text:span text:style-name="rststyle-string">
            <text:span text:style-name="rststyle-single">'menuentry "Start Debian 64-bit" --class debian {'</text:span>
          </text:span>
        </text:span>
        <text:span text:style-name="rststyle-name">
          <text:span text:style-name="rststyle-builtin">echo</text:span>
        </text:span>
        <text:span text:style-name="rststyle-literal">
          <text:span text:style-name="rststyle-string">
            <text:span text:style-name="rststyle-single">'    linux /live/vmlinuz boot=live live-config live-media-path=/live --'</text:span>
          </text:span>
        </text:span>
        <text:span text:style-name="rststyle-name">
          <text:span text:style-name="rststyle-builtin">echo</text:span>
        </text:span>
        <text:span text:style-name="rststyle-literal">
          <text:span text:style-name="rststyle-string">
            <text:span text:style-name="rststyle-single">'    initrd /live/initrd.img'</text:span>
          </text:span>
        </text:span>
        <text:span text:style-name="rststyle-name">
          <text:span text:style-name="rststyle-builtin">echo</text:span>
        </text:span>
        <text:span text:style-name="rststyle-literal">
          <text:span text:style-name="rststyle-string">
            <text:span text:style-name="rststyle-single">'}'</text:span>
          </text:span>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list text:style-name="rststyle-enumlist-arabic">
          <text:list-item>
            <text:p text:style-name="rststyle-enumitem">Iso dosyası üretelim.</text:p>
          </text:list-item>
        </text:list>
        <ns0:p ns0:style-name="rststyle-codeblock">☭ grub-mkrescue isowork -o debian-live.iso</ns0:p>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10-10T08:31:16</meta:creation-date>
    <dc:creator>a</dc:creator>
    <dc:date>2022-10-10T08:31:16</dc:date>
    <dc:language>en-US</dc:language>
    <meta:editing-cycles>1</meta:editing-cycles>
    <meta:editing-duration>PT00M01S</meta:editing-duration>
    <dc:title>Iso yapımı</dc:title>
  </office:meta>
</office:document-meta>
</file>